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10</mn>
            <mi mathvariant="italic">Uin</mi>
          </msub>
          <mrow>
            <mspace width="2em"/>
            <mo stretchy="false">⋅</mo>
            <mspace width="2em"/>
          </mrow>
          <msub>
            <mn>1000</mn>
            <mrow>
              <mi>R</mi>
              <mn>1</mn>
            </mrow>
          </msub>
        </mrow>
        <msub>
          <mn>3.33</mn>
          <mrow>
            <mi mathvariant="italic">Uout</mi>
            <mn>1</mn>
          </mrow>
        </msub>
      </mfrac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{10_Uin ~cdot~ 1000_R1} over 3.33_Uout1 ~-~ 1000_R1 ~=~ 2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2:43.025000000</dc:date>
    <meta:editing-duration>PT29M55S</meta:editing-duration>
    <meta:editing-cycles>12</meta:editing-cycles>
    <meta:generator>LibreOffice/6.3.3.2$Windows_X86_64 LibreOffice_project/a64200df03143b798afd1ec74a12ab50359878ed</meta:generator>
  </office:meta>
</office:document-meta>
</file>